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1000000276C431D9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SSReference" style:family="table">
      <style:table-properties style:width="11.3063in" fo:margin-left="-0.0063in" fo:margin-right="0in" table:align="margins"/>
    </style:style>
    <style:style style:name="CSSReference.A" style:family="table-column">
      <style:table-column-properties style:column-width="1.2382in" style:rel-column-width="7177*"/>
    </style:style>
    <style:style style:name="CSSReference.B" style:family="table-column">
      <style:table-column-properties style:column-width="1.4097in" style:rel-column-width="8171*"/>
    </style:style>
    <style:style style:name="CSSReference.C" style:family="table-column">
      <style:table-column-properties style:column-width="8.6583in" style:rel-column-width="50187*"/>
    </style:style>
    <style:style style:name="CSSReference.A1" style:family="table-cell" style:data-style-name="N100">
      <style:table-cell-properties fo:background-color="#9999cc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CSSReference.A2" style:family="table-cell" style:data-style-name="N100">
      <style:table-cell-properties fo:background-color="#9999cc" fo:padding="0in" fo:border-left="0.0007in solid #000000" fo:border-right="none" fo:border-top="none" fo:border-bottom="none">
        <style:background-image/>
      </style:table-cell-properties>
    </style:style>
    <style:style style:name="CSSReference.B2" style:family="table-cell" style:data-style-name="N100">
      <style:table-cell-properties fo:background-color="#9999cc" fo:padding="0in" fo:border="none">
        <style:background-image/>
      </style:table-cell-properties>
    </style:style>
    <style:style style:name="CSSReference.C2" style:family="table-cell" style:data-style-name="N100">
      <style:table-cell-properties fo:background-color="#9999cc" fo:padding="0in" fo:border-left="none" fo:border-right="0.0007in solid #000000" fo:border-top="none" fo:border-bottom="none">
        <style:background-image/>
      </style:table-cell-properties>
    </style:style>
    <style:style style:name="CSSReference.A3" style:family="table-cell" style:data-style-name="N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CSSReference.B3" style:family="table-cell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CSSReference.C3" style:family="table-cell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Tabelle2" style:family="table">
      <style:table-properties style:width="11.3063in" fo:margin-left="-0.0063in" fo:margin-right="0in" table:align="margins"/>
    </style:style>
    <style:style style:name="Tabelle2.A" style:family="table-column">
      <style:table-column-properties style:column-width="1.2382in" style:rel-column-width="7177*"/>
    </style:style>
    <style:style style:name="Tabelle2.B" style:family="table-column">
      <style:table-column-properties style:column-width="1.4in" style:rel-column-width="8114*"/>
    </style:style>
    <style:style style:name="Tabelle2.C" style:family="table-column">
      <style:table-column-properties style:column-width="8.6681in" style:rel-column-width="50244*"/>
    </style:style>
    <style:style style:name="Tabelle2.A1" style:family="table-cell" style:data-style-name="N100">
      <style:table-cell-properties fo:background-color="#9999cc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elle2.A2" style:family="table-cell" style:data-style-name="N100">
      <style:table-cell-properties fo:background-color="#9999cc" fo:padding="0in" fo:border-left="0.0007in solid #000000" fo:border-right="none" fo:border-top="none" fo:border-bottom="none">
        <style:background-image/>
      </style:table-cell-properties>
    </style:style>
    <style:style style:name="Tabelle2.B2" style:family="table-cell" style:data-style-name="N100">
      <style:table-cell-properties fo:background-color="#9999cc" fo:padding="0in" fo:border="none">
        <style:background-image/>
      </style:table-cell-properties>
    </style:style>
    <style:style style:name="Tabelle2.C2" style:family="table-cell" style:data-style-name="N100">
      <style:table-cell-properties fo:background-color="#9999cc" fo:padding="0in" fo:border-left="none" fo:border-right="0.0007in solid #000000" fo:border-top="none" fo:border-bottom="none">
        <style:background-image/>
      </style:table-cell-properties>
    </style:style>
    <style:style style:name="Tabelle2.A3" style:family="table-cell" style:data-style-name="N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elle2.B3" style:family="table-cell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elle2.C3" style:family="table-cell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Tabelle2.5" style:family="table-row">
      <style:table-row-properties style:min-row-height="0.4056in"/>
    </style:style>
    <style:style style:name="Tabelle3" style:family="table">
      <style:table-properties style:width="6.1764in" fo:margin-left="0in" fo:margin-right="-0.0042in" fo:break-before="auto" fo:break-after="auto" table:align="margins" style:may-break-between-rows="false"/>
    </style:style>
    <style:style style:name="Tabelle3.A" style:family="table-column">
      <style:table-column-properties style:column-width="1.0417in" style:rel-column-width="11050*"/>
    </style:style>
    <style:style style:name="Tabelle3.B" style:family="table-column">
      <style:table-column-properties style:column-width="1.5292in" style:rel-column-width="16229*"/>
    </style:style>
    <style:style style:name="Tabelle3.C" style:family="table-column">
      <style:table-column-properties style:column-width="3.6056in" style:rel-column-width="38256*"/>
    </style:style>
    <style:style style:name="Tabelle3.A1" style:family="table-cell" style:data-style-name="N100">
      <style:table-cell-properties fo:background-color="#9999cc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elle3.A2" style:family="table-cell" style:data-style-name="N100">
      <style:table-cell-properties fo:background-color="#9999cc" fo:padding="0in" fo:border-left="0.0007in solid #000000" fo:border-right="none" fo:border-top="none" fo:border-bottom="none">
        <style:background-image/>
      </style:table-cell-properties>
    </style:style>
    <style:style style:name="Tabelle3.B2" style:family="table-cell" style:data-style-name="N100">
      <style:table-cell-properties fo:background-color="#9999cc" fo:padding="0in" fo:border="none">
        <style:background-image/>
      </style:table-cell-properties>
    </style:style>
    <style:style style:name="Tabelle3.C2" style:family="table-cell" style:data-style-name="N100">
      <style:table-cell-properties fo:background-color="#9999cc" fo:padding="0in" fo:border-left="none" fo:border-right="0.0007in solid #000000" fo:border-top="none" fo:border-bottom="none">
        <style:background-image/>
      </style:table-cell-properties>
    </style:style>
    <style:style style:name="Tabelle3.A3" style:family="table-cell" style:data-style-name="N100">
      <style:table-cell-properties fo:background-color="#ccccff" fo:padding="0in" fo:border-left="0.0007in solid #000000" fo:border-right="none" fo:border-top="none" fo:border-bottom="0.0007in solid #000000">
        <style:background-image/>
      </style:table-cell-properties>
    </style:style>
    <style:style style:name="Tabelle3.B3" style:family="table-cell">
      <style:table-cell-properties fo:background-color="#ccccff" fo:padding="0in" fo:border-left="none" fo:border-right="none" fo:border-top="none" fo:border-bottom="0.0007in solid #000000">
        <style:background-image/>
      </style:table-cell-properties>
    </style:style>
    <style:style style:name="Tabelle3.C3" style:family="table-cell">
      <style:table-cell-properties fo:background-color="#ccccff" fo:padding="0in" fo:border-left="none" fo:border-right="0.0007in solid #000000" fo:border-top="none" fo:border-bottom="0.0007in solid #000000">
        <style:background-image/>
      </style:table-cell-properties>
    </style:style>
    <style:style style:name="Tabelle3.A4" style:family="table-cell" style:data-style-name="N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elle3.B4" style:family="table-cell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elle3.C4" style:family="table-cell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Tabelle3.11" style:family="table-row">
      <style:table-row-properties style:min-row-height="0.1347in"/>
    </style:style>
    <style:style style:name="Tabelle1" style:family="table">
      <style:table-properties style:width="4.8181in" fo:margin-left="0in" fo:margin-right="-0.0042in" table:align="margins"/>
    </style:style>
    <style:style style:name="Tabelle1.A" style:family="table-column">
      <style:table-column-properties style:column-width="1.1722in" style:rel-column-width="15941*"/>
    </style:style>
    <style:style style:name="Tabelle1.B" style:family="table-column">
      <style:table-column-properties style:column-width="2.6778in" style:rel-column-width="36419*"/>
    </style:style>
    <style:style style:name="Tabelle1.C" style:family="table-column">
      <style:table-column-properties style:column-width="0.9688in" style:rel-column-width="13175*"/>
    </style:style>
    <style:style style:name="Tabelle1.A1" style:family="table-cell" style:data-style-name="N100">
      <style:table-cell-properties fo:background-color="#9999cc" fo:padding="0in" fo:border="0.0007in solid #000000">
        <style:background-image/>
      </style:table-cell-properties>
    </style:style>
    <style:style style:name="Tabelle1.A2" style:family="table-cell" style:data-style-name="N100">
      <style:table-cell-properties fo:background-color="#9999cc" fo:padding="0in" fo:border-left="0.0007in solid #000000" fo:border-right="none" fo:border-top="none" fo:border-bottom="0.0007in solid #000000">
        <style:background-image/>
      </style:table-cell-properties>
    </style:style>
    <style:style style:name="Tabelle1.C2" style:family="table-cell" style:data-style-name="N100">
      <style:table-cell-properties fo:background-color="#9999cc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 style:data-style-name="N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elle1.C3" style:family="table-cell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elle1.5" style:family="table-row">
      <style:table-row-properties style:min-row-height="0.1347in"/>
    </style:style>
    <style:style style:name="Tabelle4" style:family="table">
      <style:table-properties style:width="4.8215in" fo:margin-left="0in" fo:margin-right="-0.0035in" table:align="margins"/>
    </style:style>
    <style:style style:name="Tabelle4.A" style:family="table-column">
      <style:table-column-properties style:column-width="1.1722in" style:rel-column-width="15930*"/>
    </style:style>
    <style:style style:name="Tabelle4.B" style:family="table-column">
      <style:table-column-properties style:column-width="2.6778in" style:rel-column-width="36393*"/>
    </style:style>
    <style:style style:name="Tabelle4.C" style:family="table-column">
      <style:table-column-properties style:column-width="0.9722in" style:rel-column-width="13212*"/>
    </style:style>
    <style:style style:name="Tabelle4.A1" style:family="table-cell">
      <style:table-cell-properties fo:background-color="transparent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elle4.C1" style:family="table-cell">
      <style:table-cell-properties fo:background-color="transparent" fo:padding="0in" fo:border="0.0007in solid #000000">
        <style:background-image/>
      </style:table-cell-properties>
    </style:style>
    <style:style style:name="Tabelle4.A2" style:family="table-cell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elle4.C2" style:family="table-cell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4.8139in" table:align="margins"/>
    </style:style>
    <style:style style:name="Table1.A" style:family="table-column">
      <style:table-column-properties style:column-width="1.1778in" style:rel-column-width="1696*"/>
    </style:style>
    <style:style style:name="Table1.B" style:family="table-column">
      <style:table-column-properties style:column-width="3.6354in" style:rel-column-width="52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break-before="auto" fo:break-after="auto"/>
    </style:style>
    <style:style style:name="P2" style:family="paragraph" style:parent-style-name="Text_20_body">
      <style:paragraph-properties fo:break-before="auto" fo:break-after="auto"/>
      <style:text-properties style:font-name="Verdana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Verdana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 fo:background-color="#333366">
        <style:background-image/>
      </style:paragraph-properties>
      <style:text-properties fo:color="#ccccff" style:font-name="Verdana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ccccff" style:font-name="Verdana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Verdana" fo:font-size="8pt" style:font-size-asian="8pt" style:font-size-complex="8pt"/>
    </style:style>
    <style:style style:name="P11" style:family="paragraph" style:parent-style-name="Table_20_Heading">
      <style:text-properties style:font-name="Verdana" fo:font-size="9pt" style:font-size-asian="9pt" style:font-size-complex="9pt"/>
    </style:style>
    <style:style style:name="P12" style:family="paragraph" style:parent-style-name="Table_20_Heading">
      <style:paragraph-properties fo:text-align="start" style:justify-single-word="false" fo:background-color="#333366">
        <style:background-image/>
      </style:paragraph-properties>
      <style:text-properties fo:color="#ccccff" style:font-name="Verdana" fo:font-size="9pt" style:font-size-asian="9pt" style:font-size-complex="9pt"/>
    </style:style>
    <style:style style:name="P13" style:family="paragraph" style:parent-style-name="Text_20_body" style:master-page-name="">
      <style:paragraph-properties fo:margin-top="0in" fo:margin-bottom="0in" fo:break-before="auto" fo:break-after="auto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bottom" style:vertical-rel="page-content" style:horizontal-pos="from-left" style:horizontal-rel="paragraph"/>
    </style:style>
    <style:style style:name="fr3" style:family="graphic" style:parent-style-name="Frame">
      <style:graphic-properties style:vertical-pos="bottom" style:vertical-rel="page-content" style:horizontal-pos="from-left" style:horizontal-rel="paragraph" fo:background-color="transparent" style:background-transparency="100%">
        <style:background-image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0.372in" svg:y="0.089in" svg:width="1.0764in" svg:height="0.3717in" draw:z-index="2">
        <draw:image xlink:href="Pictures/1000020000000071000000276C431D93.gif" xlink:type="simple" xlink:show="embed" xlink:actuate="onLoad"/>
      </draw:frame>
      <text:p text:style-name="P2">CSS Reference Card</text:p>
      <table:table table:name="CSSReference" table:style-name="CSSReference">
        <table:table-column table:style-name="CSSReference.A"/>
        <table:table-column table:style-name="CSSReference.B"/>
        <table:table-column table:style-name="CSSReference.C"/>
        <table:table-row>
          <table:table-cell table:style-name="CSSReference.A1" table:number-columns-spanned="3" office:value-type="float" office:value="0">
            <text:p text:style-name="P7">Mapping of XForms Pseudo Classes to Chiba Classes</text:p>
          </table:table-cell>
          <table:covered-table-cell/>
          <table:covered-table-cell/>
        </table:table-row>
        <table:table-row>
          <table:table-cell table:style-name="CSSReference.A2" office:value-type="float" office:value="0">
            <text:p text:style-name="P5">Xforms CSS</text:p>
          </table:table-cell>
          <table:table-cell table:style-name="CSSReference.B2" office:value-type="float" office:value="0">
            <text:p text:style-name="P5">Chiba CSS classes</text:p>
          </table:table-cell>
          <table:table-cell table:style-name="CSSReference.C2" office:value-type="float" office:value="0">
            <text:p text:style-name="P5">Description</text:p>
          </table:table-cell>
        </table:table-row>
        <table:table-row>
          <table:table-cell table:style-name="CSSReference.A3" office:value-type="float" office:value="0">
            <text:p text:style-name="P5">:enabled</text:p>
          </table:table-cell>
          <table:table-cell table:style-name="CSSReference.B3" office:value-type="string">
            <text:p text:style-name="P5">xfEnabled</text:p>
          </table:table-cell>
          <table:table-cell table:style-name="CSSReference.C3" office:value-type="string">
            <text:p text:style-name="P5">Selects a control that is relevant</text:p>
          </table:table-cell>
        </table:table-row>
        <table:table-row>
          <table:table-cell table:style-name="CSSReference.A3" office:value-type="float" office:value="0">
            <text:p text:style-name="P5">:disabled</text:p>
          </table:table-cell>
          <table:table-cell table:style-name="CSSReference.B3" office:value-type="string">
            <text:p text:style-name="P5">xfDisabled</text:p>
          </table:table-cell>
          <table:table-cell table:style-name="CSSReference.C3" office:value-type="string">
            <text:p text:style-name="P5">Selects a control that is not relevant</text:p>
          </table:table-cell>
        </table:table-row>
        <table:table-row>
          <table:table-cell table:style-name="CSSReference.A3" office:value-type="float" office:value="0">
            <text:p text:style-name="P5">:required</text:p>
          </table:table-cell>
          <table:table-cell table:style-name="CSSReference.B3" office:value-type="string">
            <text:p text:style-name="P5">xfRequired</text:p>
          </table:table-cell>
          <table:table-cell table:style-name="CSSReference.C3" office:value-type="string">
            <text:p text:style-name="P5">Selects any core form control bound to a node with the model item property required evaluating to true</text:p>
          </table:table-cell>
        </table:table-row>
        <table:table-row>
          <table:table-cell table:style-name="CSSReference.A3" office:value-type="float" office:value="0">
            <text:p text:style-name="P5">:optional</text:p>
          </table:table-cell>
          <table:table-cell table:style-name="CSSReference.B3" office:value-type="string">
            <text:p text:style-name="P5">xfOptional</text:p>
          </table:table-cell>
          <table:table-cell table:style-name="CSSReference.C3" office:value-type="string">
            <text:p text:style-name="P5">Selects any core form control bound to a node with the model item property required evaluating to false</text:p>
          </table:table-cell>
        </table:table-row>
        <table:table-row>
          <table:table-cell table:style-name="CSSReference.A3" office:value-type="float" office:value="0">
            <text:p text:style-name="P5">:valid</text:p>
          </table:table-cell>
          <table:table-cell table:style-name="CSSReference.B3" office:value-type="string">
            <text:p text:style-name="P5">xfValid</text:p>
          </table:table-cell>
          <table:table-cell table:style-name="CSSReference.C3" office:value-type="string">
            <text:p text:style-name="P5">Selects any core form control bound to a node that is currently valid</text:p>
          </table:table-cell>
        </table:table-row>
        <table:table-row>
          <table:table-cell table:style-name="CSSReference.A3" office:value-type="float" office:value="0">
            <text:p text:style-name="P5">:invalid</text:p>
          </table:table-cell>
          <table:table-cell table:style-name="CSSReference.B3" office:value-type="string">
            <text:p text:style-name="P5">xfInvalid</text:p>
          </table:table-cell>
          <table:table-cell table:style-name="CSSReference.C3" office:value-type="string">
            <text:p text:style-name="P5">Selects any core form control bound to a node that is currently invalid</text:p>
          </table:table-cell>
        </table:table-row>
        <table:table-row>
          <table:table-cell table:style-name="CSSReference.A3" office:value-type="float" office:value="0">
            <text:p text:style-name="P5">:read-only</text:p>
          </table:table-cell>
          <table:table-cell table:style-name="CSSReference.B3" office:value-type="string">
            <text:p text:style-name="P5">xfReadOnly</text:p>
          </table:table-cell>
          <table:table-cell table:style-name="CSSReference.C3" office:value-type="string">
            <text:p text:style-name="P5">Selects any core form control bound to a node with the model item property readonly evaluating to true</text:p>
          </table:table-cell>
        </table:table-row>
        <table:table-row>
          <table:table-cell table:style-name="CSSReference.A3" office:value-type="float" office:value="0">
            <text:p text:style-name="P5">:read-write</text:p>
          </table:table-cell>
          <table:table-cell table:style-name="CSSReference.B3" office:value-type="string">
            <text:p text:style-name="P5">xfReadWrite</text:p>
          </table:table-cell>
          <table:table-cell table:style-name="CSSReference.C3" office:value-type="string">
            <text:p text:style-name="P5">Selects any core form control bound to a node with the model item property readonly evaluating to false</text:p>
          </table:table-cell>
        </table:table-row>
        <table:table-row>
          <table:table-cell table:style-name="CSSReference.A3" office:value-type="float" office:value="0">
            <text:p text:style-name="P5">:out-of-range</text:p>
          </table:table-cell>
          <table:table-cell table:style-name="CSSReference.B3" office:value-type="string">
            <text:p text:style-name="P5">not defined yet in Chiba</text:p>
          </table:table-cell>
          <table:table-cell table:style-name="CSSReference.C3" office:value-type="string">
            <text:p text:style-name="P5">Selects any core form control bound to a node that contains a value the form control is not capable of rendering</text:p>
          </table:table-cell>
        </table:table-row>
        <table:table-row>
          <table:table-cell table:style-name="CSSReference.A3" office:value-type="float" office:value="0">
            <text:p text:style-name="P5">:in-range</text:p>
          </table:table-cell>
          <table:table-cell table:style-name="CSSReference.B3" office:value-type="string">
            <text:p text:style-name="P5">not defined yet in Chiba</text:p>
          </table:table-cell>
          <table:table-cell table:style-name="CSSReference.C3" office:value-type="string">
            <text:p text:style-name="P5">Selects any core form control bound to a node that contains a value the form control <text:s/>is capable of rendering</text:p>
          </table:table-cell>
        </table:table-row>
        <table:table-row>
          <table:table-cell table:style-name="CSSReference.A3" office:value-type="float" office:value="0">
            <text:p text:style-name="P5">:value-empty</text:p>
          </table:table-cell>
          <table:table-cell table:style-name="CSSReference.B3" office:value-type="string">
            <text:p text:style-name="P5">todo: xfValueEmpty</text:p>
          </table:table-cell>
          <table:table-cell table:style-name="CSSReference.C3" office:value-type="string">
            <text:p text:style-name="P5">Selects any core form control bound to a node whose content is the empty string</text:p>
          </table:table-cell>
        </table:table-row>
        <table:table-row>
          <table:table-cell table:style-name="CSSReference.A3" office:value-type="float" office:value="0">
            <text:p text:style-name="P5">:value-non-empty</text:p>
          </table:table-cell>
          <table:table-cell table:style-name="CSSReference.B3" office:value-type="string">
            <text:p text:style-name="P5">todo: xfValueNonEmpty</text:p>
          </table:table-cell>
          <table:table-cell table:style-name="CSSReference.C3" office:value-type="string">
            <text:p text:style-name="P5">Selects any core form control bound to a node whose content is not the empty string</text:p>
          </table:table-cell>
        </table:table-row>
      </table:table>
      <text:p text:style-name="P13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float" office:value="0">
            <text:p text:style-name="P7">Mapping of XForms Pseudo Elements to Chiba Classes</text:p>
          </table:table-cell>
          <table:covered-table-cell/>
          <table:covered-table-cell/>
        </table:table-row>
        <table:table-row>
          <table:table-cell table:style-name="Tabelle2.A2" office:value-type="float" office:value="0">
            <text:p text:style-name="P5">Xforms CSS</text:p>
          </table:table-cell>
          <table:table-cell table:style-name="Tabelle2.B2" office:value-type="float" office:value="0">
            <text:p text:style-name="P5">Chiba CSS classes</text:p>
          </table:table-cell>
          <table:table-cell table:style-name="Tabelle2.C2" office:value-type="float" office:value="0">
            <text:p text:style-name="P5">Description from XForms 1.1 CR</text:p>
          </table:table-cell>
        </table:table-row>
        <table:table-row>
          <table:table-cell table:style-name="Tabelle2.A3" office:value-type="float" office:value="0">
            <text:p text:style-name="P5">::value</text:p>
          </table:table-cell>
          <table:table-cell table:style-name="Tabelle2.B3" office:value-type="string">
            <text:p text:style-name="P5">xfValue</text:p>
          </table:table-cell>
          <table:table-cell table:style-name="Tabelle2.C3" office:value-type="string">
            <text:p text:style-name="P5">Represents the "active" area of a form control excluding the label; this corresponds in HTML to input and other form control elements. This pseudo-element is a child of the form control element, and appears immediately after the required label element.</text:p>
          </table:table-cell>
        </table:table-row>
        <table:table-row>
          <table:table-cell table:style-name="Tabelle2.A3" office:value-type="float" office:value="0">
            <text:p text:style-name="P5">::repeat-item</text:p>
          </table:table-cell>
          <table:table-cell table:style-name="Tabelle2.B3" office:value-type="string">
            <text:p text:style-name="P5">xfRepeatItem</text:p>
          </table:table-cell>
          <table:table-cell table:style-name="Tabelle2.C3" office:value-type="string">
            <text:p text:style-name="P5">Represents a single item from a repeating sequence. Its position is as a parent to all the elements in a single repeating item. Each ::repeat-item is associated with a particular instance data node, and is affected by the model item properties (e.g. 'relevant') found there, as the related style properties will cascade to the child elements. </text:p>
          </table:table-cell>
        </table:table-row>
        <table:table-row table:style-name="Tabelle2.5">
          <table:table-cell table:style-name="Tabelle2.A3" office:value-type="float" office:value="0">
            <text:p text:style-name="P5">::repeat-index</text:p>
          </table:table-cell>
          <table:table-cell table:style-name="Tabelle2.B3" office:value-type="string">
            <text:p text:style-name="P5">xfRepeatIndex</text:p>
          </table:table-cell>
          <table:table-cell table:style-name="Tabelle2.C3" office:value-type="string">
            <text:p text:style-name="P5">Selects any core form control bound to a node with the model item property required evaluating to trueRepresents the current item of a repeating sequence. Its position is as a parent of all the elements in the index repeating item (and as a child to the ::repeat-item pseudo-element), thus any style declarations applying to this pseudo-element override those on the parent ::repeat-item.</text:p>
          </table:table-cell>
        </table:table-row>
      </table:table>
      <text:p text:style-name="P3"><draw:frame draw:style-name="fr2" draw:name="Rahmen2" text:anchor-type="paragraph" svg:x="-0.0118in" svg:width="6.2917in" draw:z-index="1"><draw:text-box fo:min-height="3.9366in"><table:table table:name="Tabelle3" table:style-name="Tabelle3"><table:table-column table:style-name="Tabelle3.A"/><table:table-column table:style-name="Tabelle3.B"/><table:table-column table:style-name="Tabelle3.C"/><table:table-row><table:table-cell table:style-name="Tabelle3.A1" table:number-columns-spanned="3" office:value-type="float" office:value="0"><text:p text:style-name="P7">Chiba Classes applied to XForms Elements</text:p></table:table-cell><table:covered-table-cell/><table:covered-table-cell/></table:table-row><table:table-row><table:table-cell table:style-name="Tabelle3.A2" office:value-type="float" office:value="0"><text:p text:style-name="P5">XForms Element</text:p></table:table-cell><table:table-cell table:style-name="Tabelle3.B2" office:value-type="float" office:value="0"><text:p text:style-name="P5">CSS classes</text:p></table:table-cell><table:table-cell table:style-name="Tabelle3.C2" office:value-type="float" office:value="0"><text:p text:style-name="P5">Description</text:p></table:table-cell></table:table-row><table:table-row><table:table-cell table:style-name="Tabelle3.A3" office:value-type="float" office:value="0"><text:p text:style-name="P5">Container</text:p></table:table-cell><table:table-cell table:style-name="Tabelle3.B3" office:value-type="string"><text:p text:style-name="P5"/></table:table-cell><table:table-cell table:style-name="Tabelle3.C3" office:value-type="string"><text:p text:style-name="P5"/></table:table-cell></table:table-row><table:table-row><table:table-cell table:style-name="Tabelle3.A4" office:value-type="float" office:value="0"><text:p text:style-name="P5">group</text:p></table:table-cell><table:table-cell table:style-name="Tabelle3.B4" office:value-type="string"><text:p text:style-name="P5">xfGroup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group</text:span></text:span><text:span text:style-name="T1"> element</text:span></text:p></table:table-cell></table:table-row><table:table-row><table:table-cell table:style-name="Tabelle3.A4" office:value-type="float" office:value="0"><text:p text:style-name="P5">repeat</text:p></table:table-cell><table:table-cell table:style-name="Tabelle3.B4" office:value-type="string"><text:p text:style-name="P5">xfRepeat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repeat</text:span></text:span><text:span text:style-name="T1"> element</text:span></text:p></table:table-cell></table:table-row><table:table-row><table:table-cell table:style-name="Tabelle3.A4" office:value-type="float" office:value="0"><text:p text:style-name="P5">switch</text:p></table:table-cell><table:table-cell table:style-name="Tabelle3.B4" office:value-type="string"><text:p text:style-name="P5">xfSwitch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switch</text:span></text:span><text:span text:style-name="T1"> element</text:span></text:p></table:table-cell></table:table-row><table:table-row><table:table-cell table:style-name="Tabelle3.A4" office:value-type="float" office:value="0"><text:p text:style-name="P5">case</text:p></table:table-cell><table:table-cell table:style-name="Tabelle3.B4" office:value-type="string"><text:p text:style-name="P5">xfCase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case</text:span></text:span><text:span text:style-name="T1"> element</text:span></text:p></table:table-cell></table:table-row><table:table-row><table:table-cell table:style-name="Tabelle3.A3" office:value-type="float" office:value="0"><text:p text:style-name="P5">Controls</text:p></table:table-cell><table:table-cell table:style-name="Tabelle3.B3" office:value-type="string"><text:p text:style-name="P5"/></table:table-cell><table:table-cell table:style-name="Tabelle3.C3" office:value-type="string"><text:p text:style-name="P5"/></table:table-cell></table:table-row><table:table-row><table:table-cell table:style-name="Tabelle3.A4" office:value-type="float" office:value="0"><text:p text:style-name="P5">input</text:p></table:table-cell><table:table-cell table:style-name="Tabelle3.B4" office:value-type="string"><text:p text:style-name="P5">xfInput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input</text:span></text:span><text:span text:style-name="T1"> element</text:span></text:p></table:table-cell></table:table-row><table:table-row><table:table-cell table:style-name="Tabelle3.A4" office:value-type="float" office:value="0"><text:p text:style-name="P5">output</text:p></table:table-cell><table:table-cell table:style-name="Tabelle3.B4" office:value-type="string"><text:p text:style-name="P5">xfOutput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output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range</text:p></table:table-cell><table:table-cell table:style-name="Tabelle3.B4" office:value-type="string"><text:p text:style-name="P5">xfRange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range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secret</text:p></table:table-cell><table:table-cell table:style-name="Tabelle3.B4" office:value-type="string"><text:p text:style-name="P5">xfSecret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secret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select</text:p></table:table-cell><table:table-cell table:style-name="Tabelle3.B4" office:value-type="string"><text:p text:style-name="P5">xfSelect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select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select1</text:p></table:table-cell><table:table-cell table:style-name="Tabelle3.B4" office:value-type="string"><text:p text:style-name="P5">xfSelect1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select1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submit</text:p></table:table-cell><table:table-cell table:style-name="Tabelle3.B4" office:value-type="string"><text:p text:style-name="P5">xfSubmit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submit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textarea</text:p></table:table-cell><table:table-cell table:style-name="Tabelle3.B4" office:value-type="string"><text:p text:style-name="P5">xfTextarea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textarea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upload</text:p></table:table-cell><table:table-cell table:style-name="Tabelle3.B4" office:value-type="string"><text:p text:style-name="P5">xfUpload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upload</text:span></text:span><text:span text:style-name="T1"> element</text:span></text:p></table:table-cell></table:table-row><table:table-row table:style-name="Tabelle3.11"><table:table-cell table:style-name="Tabelle3.A3" office:value-type="float" office:value="0"><text:p text:style-name="P5">Helper</text:p></table:table-cell><table:table-cell table:style-name="Tabelle3.B3" office:value-type="string"><text:p text:style-name="P5"/></table:table-cell><table:table-cell table:style-name="Tabelle3.C3" office:value-type="string"><text:p text:style-name="P5"/></table:table-cell></table:table-row><table:table-row table:style-name="Tabelle3.11"><table:table-cell table:style-name="Tabelle3.A4" office:value-type="float" office:value="0"><text:p text:style-name="P5">alert</text:p></table:table-cell><table:table-cell table:style-name="Tabelle3.B4" office:value-type="string"><text:p text:style-name="P5">xfAlert</text:p></table:table-cell><table:table-cell table:style-name="Tabelle3.C4" office:value-type="string"><text:p text:style-name="P5">matches an Element that represents a XForms alert element</text:p></table:table-cell></table:table-row><table:table-row table:style-name="Tabelle3.11"><table:table-cell table:style-name="Tabelle3.A4" office:value-type="float" office:value="0"><text:p text:style-name="P5">label</text:p></table:table-cell><table:table-cell table:style-name="Tabelle3.B4" office:value-type="string"><text:p text:style-name="P5">xfLabel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label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hint</text:p></table:table-cell><table:table-cell table:style-name="Tabelle3.B4" office:value-type="string"><text:p text:style-name="P5">xfHint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hint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help</text:p></table:table-cell><table:table-cell table:style-name="Tabelle3.B4" office:value-type="string"><text:p text:style-name="P5">xfHelp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help</text:span></text:span><text:span text:style-name="T1"> element</text:span></text:p></table:table-cell></table:table-row><table:table-row table:style-name="Tabelle3.11"><table:table-cell table:style-name="Tabelle3.A3" office:value-type="float" office:value="0"><text:p text:style-name="P5">other</text:p></table:table-cell><table:table-cell table:style-name="Tabelle3.B3" office:value-type="string"><text:p text:style-name="P5"/></table:table-cell><table:table-cell table:style-name="Tabelle3.C3" office:value-type="string"><text:p text:style-name="P4"/></table:table-cell></table:table-row><table:table-row table:style-name="Tabelle3.11"><table:table-cell table:style-name="Tabelle3.A4" office:value-type="float" office:value="0"><text:p text:style-name="P5">item</text:p></table:table-cell><table:table-cell table:style-name="Tabelle3.B4" office:value-type="string"><text:p text:style-name="P5">xfSelectorItem</text:p></table:table-cell><table:table-cell table:style-name="Tabelle3.C4" office:value-type="string"><text:p text:style-name="P4"><text:span text:style-name="T1">matches an Element that represents a XForms </text:span><text:span text:style-name="Source_20_Text"><text:span text:style-name="T1">item</text:span></text:span><text:span text:style-name="T1"> element</text:span></text:p></table:table-cell></table:table-row><table:table-row table:style-name="Tabelle3.11"><table:table-cell table:style-name="Tabelle3.A4" office:value-type="float" office:value="0"><text:p text:style-name="P5">any control</text:p></table:table-cell><table:table-cell table:style-name="Tabelle3.B4" office:value-type="string"><text:p text:style-name="P5">xfRequiredSymbol</text:p></table:table-cell><table:table-cell table:style-name="Tabelle3.C4" office:value-type="string"><text:p text:style-name="P5">matches an Element that is bound to a required Node</text:p></table:table-cell></table:table-row></table:table><text:p text:style-name="Frame_20_contents"/></draw:text-box></draw:frame><draw:frame draw:style-name="fr3" draw:name="Rahmen1" text:anchor-type="paragraph" svg:x="6.3508in" svg:width="4.9335in" draw:z-index="0"><draw:text-box fo:min-height="4.0264in"><table:table table:name="Tabelle1" table:style-name="Tabelle1"><table:table-column table:style-name="Tabelle1.A"/><table:table-column table:style-name="Tabelle1.B"/><table:table-column table:style-name="Tabelle1.C"/><table:table-row><table:table-cell table:style-name="Tabelle1.A1" table:number-columns-spanned="3" office:value-type="float" office:value="0"><text:p text:style-name="P7">For following XForms Attributes Chiba CSS Classes get generated with following pattern</text:p><table:table table:name="Tabelle4" table:style-name="Tabelle4"><table:table-column table:style-name="Tabelle4.A"/><table:table-column table:style-name="Tabelle4.B"/><table:table-column table:style-name="Tabelle4.C"/><table:table-row><table:table-cell table:style-name="Tabelle4.A1" office:value-type="string"><text:p text:style-name="P6">Token</text:p></table:table-cell><table:table-cell table:style-name="Tabelle4.A1" office:value-type="string"><text:p text:style-name="P6">Description</text:p></table:table-cell><table:table-cell table:style-name="Tabelle4.C1" office:value-type="string"><text:p text:style-name="P6">Example</text:p></table:table-cell></table:table-row><table:table-row><table:table-cell table:style-name="Tabelle4.A2" office:value-type="string"><text:p text:style-name="P6">'xf'</text:p></table:table-cell><table:table-cell table:style-name="Tabelle4.A2" office:value-type="string"><text:p text:style-name="P6">literal Prefix</text:p></table:table-cell><table:table-cell table:style-name="Tabelle4.C2" office:value-type="string"><text:p text:style-name="P6">xf</text:p></table:table-cell></table:table-row><table:table-row><table:table-cell table:style-name="Tabelle4.A2" office:value-type="string"><text:p text:style-name="P6">[$upperCaseName]</text:p></table:table-cell><table:table-cell table:style-name="Tabelle4.A2" office:value-type="string"><text:p text:style-name="P6">local name of XForms Element first letter uppercased</text:p></table:table-cell><table:table-cell table:style-name="Tabelle4.C2" office:value-type="string"><text:p text:style-name="P6">Group</text:p></table:table-cell></table:table-row><table:table-row><table:table-cell table:style-name="Tabelle4.A2" office:value-type="string"><text:p text:style-name="P6">[$appearance]</text:p></table:table-cell><table:table-cell table:style-name="Tabelle4.A2" office:value-type="string"><text:p text:style-name="P6">value of XForms @appearance Attribute first letter uppercased </text:p></table:table-cell><table:table-cell table:style-name="Tabelle4.C2" office:value-type="string"><text:p text:style-name="P6">Minimal</text:p></table:table-cell></table:table-row><table:table-row><table:table-cell table:style-name="Tabelle4.A2" office:value-type="string"><text:p text:style-name="P6">[$datatype]</text:p></table:table-cell><table:table-cell table:style-name="Tabelle4.A2" office:value-type="string"><text:p text:style-name="P6">Schema datatype of bound Node first letter uppercased</text:p></table:table-cell><table:table-cell table:style-name="Tabelle4.C2" office:value-type="string"><text:p text:style-name="P6">Integer</text:p></table:table-cell></table:table-row><table:table-row><table:table-cell table:style-name="Tabelle4.A2" office:value-type="string"><text:p text:style-name="P6">[$incremental]</text:p></table:table-cell><table:table-cell table:style-name="Tabelle4.A2" office:value-type="string"><text:p text:style-name="P6">value of XForms @incremental Attribute first letter uppercased</text:p></table:table-cell><table:table-cell table:style-name="Tabelle4.C2" office:value-type="string"><text:p text:style-name="P6">Incremental</text:p></table:table-cell></table:table-row></table:table><text:p text:style-name="P8"/></table:table-cell><table:covered-table-cell/><table:covered-table-cell/></table:table-row><table:table-row><table:table-cell table:style-name="Tabelle1.A2" office:value-type="float" office:value="0"><text:p text:style-name="P5">Attribute/property</text:p></table:table-cell><table:table-cell table:style-name="Tabelle1.A2" office:value-type="float" office:value="0"><text:p text:style-name="P5">Matcher Creation Rule</text:p></table:table-cell><table:table-cell table:style-name="Tabelle1.C2" office:value-type="float" office:value="0"><text:p text:style-name="P5">Examples</text:p></table:table-cell></table:table-row><table:table-row><table:table-cell table:style-name="Tabelle1.A3" office:value-type="float" office:value="0"><text:p text:style-name="P5">appearance</text:p></table:table-cell><table:table-cell table:style-name="Tabelle1.A3" office:value-type="float" office:value="0"><text:p text:style-name="P5">'xf'[l$appearance][$upperCaseName] </text:p></table:table-cell><table:table-cell table:style-name="Tabelle1.C3" office:value-type="string"><text:p text:style-name="P5">xfFullGroup, xfMinimalSelect</text:p></table:table-cell></table:table-row><table:table-row><table:table-cell table:style-name="Tabelle1.A3" office:value-type="float" office:value="0"><text:p text:style-name="P5">type</text:p></table:table-cell><table:table-cell table:style-name="Tabelle1.A3" office:value-type="float" office:value="0"><text:p text:style-name="P5">'xsd'[$datatype]</text:p></table:table-cell><table:table-cell table:style-name="Tabelle1.C3" office:value-type="string"><text:p text:style-name="P5">xsdString, xsdAnyURI</text:p></table:table-cell></table:table-row><table:table-row table:style-name="Tabelle1.5"><table:table-cell table:style-name="Tabelle1.A3" office:value-type="float" office:value="0"><text:p text:style-name="P5">incremental</text:p></table:table-cell><table:table-cell table:style-name="Tabelle1.A3" office:value-type="float" office:value="0"><text:p text:style-name="P5">'xf'[$incremental]</text:p></table:table-cell><table:table-cell table:style-name="Tabelle1.C3" office:value-type="string"><text:p text:style-name="P5">xfIncremental</text:p></table:table-cell></table:table-row></table:table><text:p text:style-name="P4"/><table:table table:name="Table1" table:style-name="Table1"><table:table-column table:style-name="Table1.A"/><table:table-column table:style-name="Table1.B"/><table:table-row><table:table-cell table:style-name="Table1.A1" table:number-columns-spanned="2" office:value-type="string"><text:p text:style-name="P12">&lt;xf:repeat appearance=”compact”&gt;</text:p></table:table-cell><table:covered-table-cell/></table:table-row><table:table-row><table:table-cell table:style-name="Table1.A2" office:value-type="string"><text:p text:style-name="P4">each &lt;td&gt;</text:p></table:table-cell><table:table-cell table:style-name="Table1.B2" office:value-type="string"><text:p text:style-name="P4">col1, col2, col3 ...</text:p></table:table-cell></table:table-row></table:table><text:p text:style-name="P4"><text:tab/></text:p></draw:text-box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11.6929in" fo:page-height="8.2681in" style:num-format="1" style:print-orientation="landscape" fo:margin-top="0.1965in" fo:margin-bottom="0.1965in" fo:margin-left="0.1965in" fo:margin-right="0.19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Joern Turner</meta:initial-creator>
    <meta:creation-date>2008-12-11T12:04:51</meta:creation-date>
    <dc:date>2008-12-16T16:26:16</dc:date>
    <dc:language>en</dc:language>
    <meta:editing-cycles>14</meta:editing-cycles>
    <meta:editing-duration>PT2H49M18S</meta:editing-duration>
    <meta:user-defined meta:name="Info 1"/>
    <meta:user-defined meta:name="Info 2"/>
    <meta:user-defined meta:name="Info 3"/>
    <meta:user-defined meta:name="Info 4"/>
    <meta:document-statistic meta:table-count="6" meta:image-count="1" meta:object-count="0" meta:page-count="1" meta:paragraph-count="154" meta:word-count="748" meta:character-count="4711"/>
  </office:meta>
</office:document-meta>
</file>